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d608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d6080" style:font-weight-asian="bold" style:font-weight-complex="bold"/>
    </style:style>
    <style:style style:name="P4" style:family="paragraph" style:parent-style-name="Standard">
      <style:text-properties fo:font-weight="normal" officeooo:rsid="000d6080" officeooo:paragraph-rsid="000d6080" style:font-weight-asian="normal" style:font-weight-complex="normal"/>
    </style:style>
    <style:style style:name="P5" style:family="paragraph" style:parent-style-name="Standard">
      <style:text-properties fo:font-weight="bold" officeooo:paragraph-rsid="000d6080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officeooo:rsid="0012f28e" officeooo:paragraph-rsid="0012f28e" style:font-weight-asian="normal" style:font-weight-complex="normal"/>
    </style:style>
    <style:style style:name="P10" style:family="paragraph" style:parent-style-name="Standard">
      <style:text-properties officeooo:paragraph-rsid="00143d6a"/>
    </style:style>
    <style:style style:name="T1" style:family="text">
      <style:text-properties officeooo:rsid="000e7476"/>
    </style:style>
    <style:style style:name="T2" style:family="text">
      <style:text-properties officeooo:rsid="00102769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12f28e" style:font-weight-asian="normal" style:font-weight-complex="normal"/>
    </style:style>
    <style:style style:name="T5" style:family="text">
      <style:text-properties officeooo:rsid="001327b7"/>
    </style:style>
    <style:style style:name="T6" style:family="text">
      <style:text-properties fo:font-weight="normal" officeooo:rsid="00143d6a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 TEMA 2:Operadores y Arrays</text:p>
      <text:p text:style-name="P1"/>
      <text:p text:style-name="P2">Actividades Teóricas</text:p>
      <text:p text:style-name="P3"/>
      <text:p text:style-name="P4">(Pongo en negrita las correctas)</text:p>
      <text:p text:style-name="P5">1. Tipo test:</text:p>
      <text:p text:style-name="P6">1. En JavaScript, el operador ** sirve para:</text:p>
      <text:p text:style-name="Standard">a) Calcular el resto de una división</text:p>
      <text:p text:style-name="P6">b) Elevar un número a otro</text:p>
      <text:p text:style-name="Standard">c) Comparar dos valores</text:p>
      <text:p text:style-name="Standard">d) Multiplicar</text:p>
      <text:p text:style-name="P6">2. Si let nr1 = 5; nr1++;, el valor final de nr1 será:</text:p>
      <text:p text:style-name="Standard">a) 4</text:p>
      <text:p text:style-name="Standard">b) 5</text:p>
      <text:p text:style-name="P6">c) 6</text:p>
      <text:p text:style-name="Standard">d) Error</text:p>
      <text:p text:style-name="P6">3. En el siguiente código, ¿qué muestra la consola?</text:p>
      <text:p text:style-name="P6">let x = 5;</text:p>
      <text:p text:style-name="P6">let y = "5";</text:p>
      <text:p text:style-name="P6">console.log(x === y);</text:p>
      <text:p text:style-name="Standard">a) true</text:p>
      <text:p text:style-name="P6">b) false</text:p>
      <text:p text:style-name="Standard">c) 5</text:p>
      <text:p text:style-name="Standard">d) undefined</text:p>
      <text:p text:style-name="P6">4. ¿Qué operador se usa para concatenar cadenas de texto?</text:p>
      <text:p text:style-name="Standard">a) &amp;</text:p>
      <text:p text:style-name="P6">b) +</text:p>
      <text:p text:style-name="Standard">c) concat()</text:p>
      <text:p text:style-name="Standard">d) .</text:p>
      <text:p text:style-name="P6">5. Si let x = 10; x %= 4;, el valor de x será:</text:p>
      <text:p text:style-name="P6">a) 2</text:p>
      <text:p text:style-name="Standard">b) 4</text:p>
      <text:p text:style-name="Standard">c) 6</text:p>
      <text:p text:style-name="Standard">d) 0</text:p>
      <text:p text:style-name="Standard">1</text:p>
      <text:p text:style-name="P6">6. ¿Qué devuelve la expresión !(5 &gt; 3)?</text:p>
      <text:p text:style-name="P7">a) true</text:p>
      <text:p text:style-name="P6">b) false</text:p>
      <text:p text:style-name="Standard">c) undefined</text:p>
      <text:p text:style-name="Standard">d) NaN</text:p>
      <text:p text:style-name="P6">7. El método push() en un array sirve para:</text:p>
      <text:p text:style-name="Standard">a) Eliminar el último elemento</text:p>
      <text:p text:style-name="P6">b) Añadir un elemento al final</text:p>
      <text:p text:style-name="Standard">c) Ordenar el array</text:p>
      <text:p text:style-name="Standard">d) Invertir el orden del array</text:p>
      <text:p text:style-name="P6">8. ¿Qué devuelve ["a","b","c"].length?</text:p>
      <text:p text:style-name="Standard">a) 2</text:p>
      <text:p text:style-name="P6">b) 3</text:p>
      <text:p text:style-name="Standard">c) 4</text:p>
      <text:p text:style-name="Standard">d) Error</text:p>
      <text:p text:style-name="P6">9. ¿Qué hace arr.splice(2, 1)?</text:p>
      <text:p text:style-name="Standard"><text:soft-page-break/>a) Inserta un elemento en la posición 2</text:p>
      <text:p text:style-name="P6">b) Elimina 1 elemento a partir de la posición 2</text:p>
      <text:p text:style-name="Standard">c) Duplica el elemento 2</text:p>
      <text:p text:style-name="Standard">d) Ordena el array</text:p>
      <text:p text:style-name="P6">10. Si let arr = [1,2,3]; let arr2 = [4,5]; let arr3 =arr.concat(arr2);, ¿qué contendrá arr3?</text:p>
      <text:p text:style-name="P6">a) [1,2,3,4,5]</text:p>
      <text:p text:style-name="Standard">b) [1,2,3,[4,5]]</text:p>
      <text:p text:style-name="Standard">c) [4,5,1,2,3]</text:p>
      <text:p text:style-name="Standard">d) [1,2,3]</text:p>
      <text:p text:style-name="Standard"/>
      <text:p text:style-name="P1">Preguntas cortas</text:p>
      <text:p text:style-name="P8"/>
      <text:p text:style-name="P6">1. Explica la diferencia entre == y ===.</text:p>
      <text:p text:style-name="P7"><text:span text:style-name="Source_20_Text">==</text:span> compara valores tras conversión de tipo <text:span text:style-name="T1">y</text:span> <text:span text:style-name="Source_20_Text">===</text:span> exige mismo tipo y valor. </text:p>
      <text:p text:style-name="P6">2. ¿Qué diferencia hay entre nr++ y ++nr?</text:p>
      <text:p text:style-name="P7"><text:span text:style-name="Source_20_Text">nr++</text:span> devuelve el valor antes de incrementar <text:span text:style-name="T1">y</text:span> <text:span text:style-name="Source_20_Text">++nr</text:span> incrementa y luego devuelve el nuevo. </text:p>
      <text:p text:style-name="P6">3. ¿Qué ocurre si intentas dividir un número entre 0 en</text:p>
      <text:p text:style-name="P6">JavaScript?</text:p>
      <text:p text:style-name="P7">Devuelve <text:span text:style-name="T2">Infinity</text:span>. No lanza error, pero no es un número válido. </text:p>
      <text:p text:style-name="P6">4. ¿Qué hace el operador %?</text:p>
      <text:p text:style-name="P7">Devuelve el resto de una división.</text:p>
      <text:p text:style-name="P6">5. ¿Cuál es la función del método .length en los arrays?</text:p>
      <text:p text:style-name="P7">Indica la cantidad de elementos en un array. </text:p>
      <text:p text:style-name="P6">6. ¿Qué diferencia hay entre push() y pop()?</text:p>
      <text:p text:style-name="P6"><text:span text:style-name="Source_20_Text"><text:span text:style-name="T3">push()</text:span></text:span><text:span text:style-name="T3"> agrega al final </text:span><text:span text:style-name="T4">y</text:span><text:span text:style-name="T3"> </text:span><text:span text:style-name="Source_20_Text"><text:span text:style-name="T3">pop()</text:span></text:span><text:span text:style-name="T3"> elimina el último. </text:span></text:p>
      <text:p text:style-name="P6">7. ¿Para qué sirve indexOf() en un array?</text:p>
      <text:p text:style-name="P6"><text:span text:style-name="T3">Devuelve la posición de un elemento o </text:span><text:span text:style-name="Source_20_Text"><text:span text:style-name="T3">-1</text:span></text:span><text:span text:style-name="T3"> si no está.</text:span> </text:p>
      <text:p text:style-name="P6">8. ¿Qué devuelve sort() si el array contiene números? ¿Qué precaución hay que tener?</text:p>
      <text:p text:style-name="P9">Devuelve el array ordenados numéricamente , <text:span text:style-name="T5">tener en cuenta que cambia de orden toda la array</text:span> <text:span text:style-name="T5">por lo que si lo utilizamos es recomendable guardarlo en otra variable</text:span></text:p>
      <text:p text:style-name="P6">9. ¿Qué significa que JavaScript sea un lenguaje de tipado débil?</text:p>
      <text:p text:style-name="P10"><text:span text:style-name="T6">Que l</text:span><text:span text:style-name="T7">as variables pueden cambiar de tipo dinámicamente.</text:span> </text:p>
      <text:p text:style-name="P6">10. ¿Qué hace splice(2, 0, "nuevo")?</text:p>
      <text:p text:style-name="P6"><text:span text:style-name="T3">Inserta </text:span><text:span text:style-name="Source_20_Text"><text:span text:style-name="T3">"nuevo"</text:span></text:span><text:span text:style-name="T3"> en la posición 2 sin borrar element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date>2025-10-31T20:08:34.741823600</dc:date>
    <meta:editing-duration>PT18M6S</meta:editing-duration>
    <meta:editing-cycles>8</meta:editing-cycles>
    <meta:document-statistic meta:table-count="0" meta:image-count="0" meta:object-count="0" meta:page-count="2" meta:paragraph-count="80" meta:word-count="459" meta:character-count="2375" meta:non-whitespace-character-count="1989"/>
  </office:meta>
</office:document-meta>
</file>